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41000004411E42F3899F0EDF3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16.002cm" fo:margin-left="0.995cm" style:page-number="auto" table:align="left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0.975cm"/>
    </style:style>
    <style:style style:name="Tabela2.C" style:family="table-column">
      <style:table-column-properties style:column-width="2.993cm"/>
    </style:style>
    <style:style style:name="Tabela2.D" style:family="table-column">
      <style:table-column-properties style:column-width="0.513cm"/>
    </style:style>
    <style:style style:name="Tabela2.E" style:family="table-column">
      <style:table-column-properties style:column-width="0.704cm"/>
    </style:style>
    <style:style style:name="Tabela2.F" style:family="table-column">
      <style:table-column-properties style:column-width="2.702cm"/>
    </style:style>
    <style:style style:name="Tabela2.G" style:family="table-column">
      <style:table-column-properties style:column-width="0.91cm"/>
    </style:style>
    <style:style style:name="Tabela2.H" style:family="table-column">
      <style:table-column-properties style:column-width="3.103cm"/>
    </style:style>
    <style:style style:name="Tabela2.1" style:family="table-row">
      <style:table-row-properties style:min-row-height="0.688cm" style:use-optimal-row-height="false"/>
    </style:style>
    <style:style style:name="Tabela2.A1" style:family="table-cell">
      <style:table-cell-properties style:vertical-align="middle" fo:background-color="#dddddd" fo:padding="0.097cm" fo:border="0.25pt solid #000000" style:writing-mode="lr-tb">
        <style:background-image/>
      </style:table-cell-properties>
    </style:style>
    <style:style style:name="Tabela2.2" style:family="table-row">
      <style:table-row-properties style:min-row-height="0.688cm" fo:keep-together="always" style:use-optimal-row-height="false"/>
    </style:style>
    <style:style style:name="Tabela2.A2" style:family="table-cell">
      <style:table-cell-properties style:vertical-align="middle"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949cm" fo:keep-together="always" style:use-optimal-row-height="false"/>
    </style:style>
    <style:style style:name="Tabela2.A3" style:family="table-cell">
      <style:table-cell-properties style:vertical-align="middle"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744cm" fo:keep-together="always" style:use-optimal-row-height="false"/>
    </style:style>
    <style:style style:name="Tabela2.6" style:family="table-row">
      <style:table-row-properties style:min-row-height="0.626cm" style:use-optimal-row-height="false"/>
    </style:style>
    <style:style style:name="Tabela2.A6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582cm" style:use-optimal-row-height="false"/>
    </style:style>
    <style:style style:name="Tabela2.A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582cm" style:use-optimal-row-height="false"/>
    </style:style>
    <style:style style:name="Tabela2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582cm" style:use-optimal-row-height="false"/>
    </style:style>
    <style:style style:name="Tabela2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582cm" style:use-optimal-row-height="false"/>
    </style:style>
    <style:style style:name="Tabela2.11" style:family="table-row">
      <style:table-row-properties style:min-row-height="0.582cm" style:use-optimal-row-height="false"/>
    </style:style>
    <style:style style:name="Tabela2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582cm" style:use-optimal-row-height="false"/>
    </style:style>
    <style:style style:name="Tabela2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693cm" style:use-optimal-row-height="false"/>
    </style:style>
    <style:style style:name="Tabela2.14" style:family="table-row">
      <style:table-row-properties style:min-row-height="1.453cm" style:use-optimal-row-height="false"/>
    </style:style>
    <style:style style:name="Tabela2.A1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811cm" style:use-optimal-row-height="false"/>
    </style:style>
    <style:style style:name="Tabela2.A1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492cm" style:use-optimal-row-height="false"/>
    </style:style>
    <style:style style:name="Tabela2.17" style:family="table-row">
      <style:table-row-properties style:min-row-height="0.512cm" style:use-optimal-row-height="false"/>
    </style:style>
    <style:style style:name="Tabela2.A17" style:family="table-cell">
      <style:table-cell-properties style:vertical-align="middle" fo:background-color="#ffffff" fo:padding="0.097cm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984cm" style:use-optimal-row-height="false"/>
    </style:style>
    <style:style style:name="Tabela2.D18" style:family="table-cell">
      <style:table-cell-properties style:vertical-align="middle" fo:background-color="#ffffff" fo:padding="0.097cm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453cm" style:use-optimal-row-height="false"/>
    </style:style>
    <style:style style:name="Tabela2.20" style:family="table-row">
      <style:table-row-properties style:min-row-height="0.893cm" style:use-optimal-row-height="false"/>
    </style:style>
    <style:style style:name="Tabela2.A20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97cm" fo:border="0.25pt solid #000000" style:writing-mode="lr-tb"/>
    </style:style>
    <style:style style:name="Tabela2.21" style:family="table-row">
      <style:table-row-properties style:min-row-height="0.605cm" style:use-optimal-row-height="false"/>
    </style:style>
    <style:style style:name="Tabela2.A21" style:family="table-cell">
      <style:table-cell-properties style:vertical-align="middle" fo:padding="0.097cm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893cm" style:use-optimal-row-height="false"/>
    </style:style>
    <style:style style:name="Tabela2.A2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97cm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596cm" style:use-optimal-row-height="false"/>
    </style:style>
    <style:style style:name="Tabela2.24" style:family="table-row">
      <style:table-row-properties style:min-row-height="0.639cm" style:use-optimal-row-height="false"/>
    </style:style>
    <style:style style:name="Tabela2.A2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639cm" style:use-optimal-row-height="false"/>
    </style:style>
    <style:style style:name="Tabela2.26" style:family="table-row">
      <style:table-row-properties style:min-row-height="0.753cm" style:use-optimal-row-height="false"/>
    </style:style>
    <style:style style:name="Tabela2.A2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635cm" style:use-optimal-row-height="false"/>
    </style:style>
    <style:style style:name="Tabela2.A2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635cm" style:use-optimal-row-height="false"/>
    </style:style>
    <style:style style:name="Tabela2.A2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699cm" style:use-optimal-row-height="false"/>
    </style:style>
    <style:style style:name="Tabela2.A2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699cm" style:use-optimal-row-height="false"/>
    </style:style>
    <style:style style:name="Tabela2.A3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699cm" style:use-optimal-row-height="false"/>
    </style:style>
    <style:style style:name="Tabela2.A3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586cm" style:use-optimal-row-height="false"/>
    </style:style>
    <style:style style:name="Tabela2.A3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586cm" style:use-optimal-row-height="false"/>
    </style:style>
    <style:style style:name="Tabela2.A3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679cm" style:use-optimal-row-height="false"/>
    </style:style>
    <style:style style:name="Tabela2.A3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679cm" style:use-optimal-row-height="false"/>
    </style:style>
    <style:style style:name="Tabela2.A3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679cm" style:use-optimal-row-height="false"/>
    </style:style>
    <style:style style:name="Tabela2.37" style:family="table-row">
      <style:table-row-properties style:min-row-height="0.679cm" style:use-optimal-row-height="false"/>
    </style:style>
    <style:style style:name="Tabela2.A3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1cm" fo:margin-right="0cm" fo:text-indent="0cm" style:auto-text-indent="false">
        <style:tab-stops>
          <style:tab-stop style:position="7.5cm" style:type="center"/>
          <style:tab-stop style:position="16cm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35cm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35cm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35cm" officeooo:rsid="001daf2f" officeooo:paragraph-rsid="001daf2f" style:font-size-asian="10pt" style:font-name-complex="Arial1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normal" fo:background-color="transparent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margin-left="0.238cm" fo:margin-right="0.053cm" fo:text-align="center" style:justify-single-word="false" fo:text-indent="0cm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3" style:family="paragraph" style:parent-style-name="Standard">
      <style:text-properties style:font-name="Verdana" fo:font-size="10pt" fo:letter-spacing="0.035cm" style:font-size-asian="10pt" style:font-name-complex="Arial1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text-properties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P26" style:family="paragraph" style:parent-style-name="Standard">
      <style:paragraph-properties fo:line-height="115%">
        <style:tab-stops>
          <style:tab-stop style:position="4.306cm"/>
          <style:tab-stop style:position="4.69cm"/>
          <style:tab-stop style:position="4.81cm"/>
          <style:tab-stop style:position="5.002cm"/>
          <style:tab-stop style:position="5.292cm"/>
          <style:tab-stop style:position="7.241cm"/>
        </style:tab-stops>
      </style:paragraph-properties>
      <style:text-properties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P27" style:family="paragraph" style:parent-style-name="Table_20_Contents">
      <style:paragraph-properties fo:margin-left="-0.053cm" fo:margin-right="0cm" fo:text-indent="0cm" style:auto-text-indent="false" fo:break-before="page">
        <style:tab-stops/>
      </style:paragraph-properties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50%" fo:text-align="center" style:justify-single-word="false"/>
    </style:style>
    <style:style style:name="P29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Verdana" fo:font-size="10pt" fo:letter-spacing="0.035cm" style:font-size-asian="10pt" style:font-size-complex="10pt"/>
    </style:style>
    <style:style style:name="P30" style:family="paragraph" style:parent-style-name="Table_20_Contents">
      <style:text-properties style:font-name="Verdana" fo:font-size="10pt" fo:letter-spacing="0.035cm" fo:font-weight="normal" officeooo:paragraph-rsid="002adb76" style:font-size-asian="10pt" style:font-weight-asian="normal" style:font-name-complex="Arial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normal" officeooo:rsid="0018154d" officeooo:paragraph-rsid="002cac42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0pt" fo:letter-spacing="0.035cm" fo:font-weight="normal" officeooo:paragraph-rsid="002cac42" style:font-size-asian="10pt" style:font-weight-asian="normal" style:font-name-complex="Arial1" style:font-size-complex="10pt" style:font-weight-complex="normal"/>
    </style:style>
    <style:style style:name="P33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2adb76" style:font-size-asian="10pt" style:font-style-asian="normal" style:font-weight-asian="normal" style:font-size-complex="10pt" style:text-emphasize="non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35cm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35cm" style:font-size-asian="10pt" style:font-name-complex="Arial1" style:font-size-complex="10pt"/>
    </style:style>
    <style:style style:name="T7" style:family="text">
      <style:text-properties style:font-name="Verdana" fo:font-size="10pt" fo:letter-spacing="0.035cm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35cm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35cm" fo:font-weight="normal" officeooo:rsid="0014a446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35cm" fo:font-weight="normal" style:font-size-asian="10pt" style:font-weight-asian="normal" style:font-size-complex="10pt" style:font-weight-complex="normal"/>
    </style:style>
    <style:style style:name="T11" style:family="text">
      <style:text-properties officeooo:rsid="0014a446"/>
    </style:style>
    <style:style style:name="T12" style:family="text">
      <style:text-properties officeooo:rsid="00157b7d"/>
    </style:style>
    <style:style style:name="T13" style:family="text">
      <style:text-properties officeooo:rsid="00174c10"/>
    </style:style>
    <style:style style:name="T14" style:family="text">
      <style:text-properties officeooo:rsid="0018154d"/>
    </style:style>
    <style:style style:name="T15" style:family="text">
      <style:text-properties officeooo:rsid="001cbe30"/>
    </style:style>
    <style:style style:name="T16" style:family="text">
      <style:text-properties officeooo:rsid="002070d7"/>
    </style:style>
    <style:style style:name="T17" style:family="text">
      <style:text-properties officeooo:rsid="002429e0"/>
    </style:style>
    <style:style style:name="T18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9" style:family="text">
      <style:text-properties officeooo:rsid="0025c4a5"/>
    </style:style>
    <style:style style:name="T20" style:family="text">
      <style:text-properties officeooo:rsid="002adb76"/>
    </style:style>
    <style:style style:name="T21" style:family="text">
      <style:text-properties officeooo:rsid="002b9b90"/>
    </style:style>
    <style:style style:name="T22" style:family="text">
      <style:text-properties officeooo:rsid="002cac42"/>
    </style:style>
    <style:style style:name="T23" style:family="text">
      <style:text-properties officeooo:rsid="00356bbb" fo:background-color="transparent" loext:char-shading-value="0"/>
    </style:style>
    <style:style style:name="T24" style:family="text">
      <style:text-properties officeooo:rsid="002cac42" fo:background-color="transparent" loext:char-shading-value="0"/>
    </style:style>
    <style:style style:name="T25" style:family="text">
      <style:text-properties fo:font-variant="normal" fo:text-transform="none" fo:color="#1c1c1c" fo:letter-spacing="normal" fo:font-style="normal" fo:background-color="transparent" loext:char-shading-value="0"/>
    </style:style>
    <style:style style:name="T26" style:family="text">
      <style:text-properties fo:font-variant="normal" fo:text-transform="none" fo:color="#1c1c1c" fo:letter-spacing="normal" fo:font-style="normal" officeooo:rsid="00356bbb" fo:background-color="transparent" loext:char-shading-value="0"/>
    </style:style>
    <style:style style:name="T27" style:family="text">
      <style:text-properties fo:font-variant="normal" fo:text-transform="none" fo:color="#1c1c1c" fo:letter-spacing="normal" fo:font-style="normal" officeooo:rsid="002cac42" fo:background-color="transparent" loext:char-shading-value="0"/>
    </style:style>
    <style:style style:name="T28" style:family="text">
      <style:text-properties fo:font-variant="normal" fo:text-transform="none" fo:color="#535353" fo:letter-spacing="normal" fo:font-style="normal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27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30">Nome completo do viajante (conforme RG/Passaporte): </text:p>
            <text:p text:style-name="P33">Frederick Nazario Moschkowich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8">14273485-0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8">042.979.307-30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5">Data nascimento: 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28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text:s/>) Bolsista/Voluntário <text:s text:c="23"/>( <text:s/>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29">( <text:span text:style-name="T11">X</text:span> ) Viagem a trabalho <text:s text:c="5"/>( <text:s/>) Evento/Congresso <text:s text:c="5"/>( <text:s/>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3">Nome e Número Convênio: P&amp;D COPEL Entre Rios do Oeste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18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4">Fonte de recurso: <text:span text:style-name="T19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16">Atividade: <text:span text:style-name="T14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16">Meta que rege a viagem: <text:span text:style-name="T12">FPTI-RC4376/RC437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26">Origem: <text:span text:style-name="T13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26">Destino: <text:span text:style-name="T13">Entre Rios do Oest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4">Data ida: <text:span text:style-name="T22">11/02/2019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4">Data volta: <text:span text:style-name="T22">11/02/201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31">Acompanhamento das instalações elétricas dos transformadores isol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32">Observações: <text:span text:style-name="T23">Não será necessário hospedagem, pois </text:span><text:span text:style-name="T25">o </text:span><text:span text:style-name="T27">colaborador </text:span><text:span text:style-name="T25">irá dia 11 e volta dia 11</text:span><text:span text:style-name="T28">. </text:span><text:span text:style-name="T23">E </text:span><text:span text:style-name="T24">o colaborador </text:span><text:span text:style-name="T23">irá como passageiro do Felipe Pinheiro Sil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 text:c="3"/>) Aérea nacional (com franquia de bagagem)</text:p>
            <text:p text:style-name="P10">( <text:s text:c="3"/>) Aérea nacional (sem franquia de bagagem)</text:p>
            <text:p text:style-name="P10">( <text:s text:c="3"/>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 text:c="3"/>) Terrestre nacional</text:p>
            <text:p text:style-name="P10">( <text:s text:c="3"/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 text:c="2"/><text:span text:style-name="T14">)</text:span> Veículo locado*</text:p>
          </table:table-cell>
          <table:covered-table-cell/>
          <table:table-cell table:style-name="Tabela2.C20" table:number-columns-spanned="4" office:value-type="string">
            <text:p text:style-name="P23">( <text:s text:c="3"/>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 text:c="2"/>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19">Nome do condutor: </text:p>
            <text:p text:style-name="P19">Nº da CNH: </text:p>
            <text:p text:style-name="P19">Validade: 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/text:p>
            <text:p text:style-name="P10">Data/Hora devolução do veículo na agência: 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17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19"/>
            <text:p text:style-name="P19">Data: </text:p>
            <text:p text:style-name="P19">Horário de entrada: 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19"/>
            <text:p text:style-name="P19">Data: </text:p>
            <text:p text:style-name="P19">Horário de saída: </text:p>
          </table:table-cell>
          <table:covered-table-cell/>
          <table:covered-table-cell/>
          <table:covered-table-cell/>
        </table:table-row>
        <text:soft-page-break/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1"/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/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1"/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1"/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1"/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/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1"/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1"/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1"/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4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002cm" fo:margin-left="0.982cm" table:align="left"/>
    </style:style>
    <style:style style:name="Tabela1.A" style:family="table-column">
      <style:table-column-properties style:column-width="3.926cm"/>
    </style:style>
    <style:style style:name="Tabela1.B" style:family="table-column">
      <style:table-column-properties style:column-width="3.314cm"/>
    </style:style>
    <style:style style:name="Tabela1.C" style:family="table-column">
      <style:table-column-properties style:column-width="2.87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2.187cm"/>
    </style:style>
    <style:style style:name="Tabela1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97cm" fo:border="1pt solid #000000" style:writing-mode="lr-tb"/>
    </style:style>
    <style:style style:name="Tabela1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651cm" style:use-optimal-row-height="false"/>
    </style:style>
    <style:style style:name="MP1" style:family="paragraph" style:parent-style-name="Header">
      <style:paragraph-properties fo:margin-left="1cm" fo:margin-right="0cm" fo:text-indent="0cm" style:auto-text-indent="false">
        <style:tab-stops>
          <style:tab-stop style:position="7.5cm" style:type="center"/>
          <style:tab-stop style:position="16cm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238cm" fo:margin-right="0.053cm" fo:text-align="center" style:justify-single-word="false" fo:text-indent="0cm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132cm" svg:y="0cm" svg:width="3.491cm" style:rel-width="scale" svg:height="1.603cm" style:rel-height="scale" draw:z-index="1"><draw:image xlink:href="Pictures/1000020100000941000004411E42F3899F0EDF33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Daniela Mattos</meta:initial-creator>
    <meta:creation-date>2015-10-15T15:56:00Z</meta:creation-date>
    <dc:date>2019-02-08T08:34:35.345000000</dc:date>
    <meta:print-date>2017-02-24T16:35:00Z</meta:print-date>
    <meta:editing-cycles>99</meta:editing-cycles>
    <meta:editing-duration>PT17H10M6S</meta:editing-duration>
    <meta:document-statistic meta:table-count="2" meta:image-count="1" meta:object-count="0" meta:page-count="2" meta:paragraph-count="67" meta:word-count="324" meta:character-count="2195" meta:non-whitespace-character-count="1842"/>
    <meta:template xlink:type="simple" xlink:actuate="onRequest" xlink:title="" xlink:href="../FORM.AP.001%20-%20Formulário%20Apoio%20Requisição%20de%20Viagem%20-%20Felipe%20-%2004-10.odt/Normal"/>
  </office:meta>
</office:document-meta>
</file>